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bie Robot Syste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Underground Robot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Break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B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44937" table:style-name="ce2">
            <text:p>1001144937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Hernandez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6094" table:style-name="ce2">
            <text:p>1001176094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Warren Smit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W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1972" table:style-name="ce2">
            <text:p>1001171972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3">
            <text:p>0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2" table:formula="of:=[.C24]-[.D23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3]" table:style-name="ce13">
            <text:p>0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2" table:formula="of:=[.C25]-[.D24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4]" table:style-name="ce13">
            <text:p>0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32" table:formula="of:=[.C26]-[.D25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5]" table:style-name="ce13">
            <text:p>0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2" table:formula="of:=[.C27]-[.D26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6]" table:style-name="ce13">
            <text:p>0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32" table:formula="of:=[.C28]-[.D27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7]" table:style-name="ce13">
            <text:p>0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RP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2.47916666666667in" svg:y="5.25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P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NRM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CC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ANC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ANSA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RO</text:p>
          </table:table-cell>
          <table:table-cell office:value-type="float" office:value="6" table:style-name="ce1">
            <text:p>6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SD</text:p>
          </table:table-cell>
          <table:table-cell office:value-type="float" office:value="7" table:style-name="ce1">
            <text:p>7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MW</text:p>
          </table:table-cell>
          <table:table-cell office:value-type="float" office:value="8" table:style-name="ce1">
            <text:p>8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PD</text:p>
          </table:table-cell>
          <table:table-cell office:value-type="float" office:value="9" table:style-name="ce1">
            <text:p>9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0" table:style-name="ce1">
            <text:p>10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1" table:style-name="ce1">
            <text:p>11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4" table:style-name="ce1">
            <text:p>14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5" table:style-name="ce1">
            <text:p>15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16" table:style-name="ce1">
            <text:p>16</text:p>
          </table:table-cell>
          <table:table-cell office:value-type="string" table:style-name="ce13">
            <text:p>NS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34"/>
          <table:table-cell office:value-type="float" office:value="20" table:style-name="ce1">
            <text:p>20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41"/>
          <table:table-cell office:value-type="float" office:value="23" table:style-name="ce1">
            <text:p>23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3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2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2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_#1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0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0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formula="of:=[.B6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0" table:formula="of:=[.B7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0" table:formula="of:=[.B8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0" table:formula="of:=[.B9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4" table:formula="of:=[.B12]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Create Robot parts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Test robot parts code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llow for new robot models to be created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 code for adding new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Create catalog of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the catalog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Add a new customer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adding new customers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dd a new sales associate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s adding a sales associate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number-rows-repeated="10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#2" table:style-name="ta2">
        <table:shapes>
          <draw:frame draw:z-index="1" draw:id="id2" draw:style-name="a3" draw:name="Chart 1" svg:x="4.67514in" svg:y="0.34958in" svg:width="4.10236in" svg:height="1.9645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8T10:00:00" table:style-name="ce50">
            <text:p>3/28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10:00:00" table:style-name="ce50">
            <text:p>4/4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2" table:style-name="ce3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2" table:formula="of:=[.B6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2" table:formula="of:=[.B7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2" table:formula="of:=[.B8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2" table:formula="of:=[.B9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O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a robot order objec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OT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order holds needed information properl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S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 save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S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saved to .rr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O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n open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O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reloaded to the system from .rs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IN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dialogue that contains each area of the system, including RRS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INT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functions of main menu work as intended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GUI interface for creating 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types of robot parts can be created in the GUI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MRE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Simplify view implement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S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shop directory that incorporates sales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associates directory that incorporates us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7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Andrew Hernandez</dc:creator>
    <meta:creation-date>2016-03-21T22:16:37Z</meta:creation-date>
    <dc:date>2017-04-04T05:09:15Z</dc:date>
    <meta:editing-cycles>57</meta:editing-cycles>
    <meta:editing-duration>PT596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341.18pt" svg:width="571.6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#1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1.45pt" svg:width="295.37pt" chart:style-name="Crt0">
        <chart:title chart:style-name="CT00">
          <text:p text:style-name="a0" text:class-names="" text:cond-style-name="">Sprint Burn Chart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B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2"/>
          </table:table-row>
          <table:table-row>
            <table:table-cell office:value-type="string">
              <text:p>2</text:p>
            </table:table-cell>
            <table:table-cell office:value-type="float" office:value="12"/>
          </table:table-row>
          <table:table-row>
            <table:table-cell office:value-type="string">
              <text:p>3</text:p>
            </table:table-cell>
            <table:table-cell office:value-type="float" office:value="12"/>
          </table:table-row>
          <table:table-row>
            <table:table-cell office:value-type="string">
              <text:p>4</text:p>
            </table:table-cell>
            <table:table-cell office:value-type="float" office:value="12"/>
          </table:table-row>
          <table:table-row>
            <table:table-cell office:value-type="string">
              <text:p>5</text:p>
            </table:table-cell>
            <table:table-cell office:value-type="float" office:value="12"/>
          </table:table-row>
          <table:table-row>
            <table:table-cell office:value-type="string">
              <text:p>6</text:p>
            </table:table-cell>
            <table:table-cell office:value-type="float" office:value="12"/>
          </table:table-row>
          <table:table-row>
            <table:table-cell office:value-type="string">
              <text:p>7</text:p>
            </table:table-cell>
            <table:table-cell office:value-type="float" office:value="12"/>
          </table:table-row>
          <table:table-row>
            <table:table-cell office:value-type="string">
              <text:p>8</text:p>
            </table:table-cell>
            <table:table-cell office:value-type="float" office:value="1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